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22.86cm">
          <text:p text:style-name="P4"/>
        </draw:line>
        <draw:frame draw:style-name="gr3" draw:text-style-name="P5" draw:layer="layout" svg:width="5.08cm" svg:height="11.153cm" svg:x="0.635cm" svg:y="11.43cm">
          <draw:text-box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europeanDate</text:span></text:p>
            <text:p text:style-name="P4"><text:span text:style-name="T2">fullDate</text:span></text:p>
          </draw:text-box>
        </draw:frame>
        <draw:line draw:style-name="gr2" draw:text-style-name="P3" draw:layer="layout" svg:x1="15.24cm" svg:y1="22.86cm" svg:x2="0.635cm" svg:y2="22.86cm">
          <text:p text:style-name="P4"/>
        </draw:line>
        <draw:custom-shape draw:style-name="gr1" draw:text-style-name="P2" draw:layer="layout" svg:width="14.605cm" svg:height="0.635cm" svg:x="0.635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 text:style-name="P4"/>
        </draw:line>
        <draw:frame draw:style-name="gr4" draw:text-style-name="P5" draw:layer="layout" svg:width="6.35cm" svg:height="7.361cm" svg:x="0.599cm" svg:y="3.533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new</text:span></text:p>
            <text:p text:style-name="P4"><text:span text:style-name="T2">today</text:span></text:p>
          </draw:text-box>
        </draw:frame>
        <draw:line draw:style-name="gr2" draw:text-style-name="P3" draw:layer="layout" svg:x1="0.635cm" svg:y1="10.795cm" svg:x2="5.715cm" svg:y2="10.795cm">
          <text:p text:style-name="P4"/>
        </draw:lin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frame draw:style-name="gr3" draw:text-style-name="P5" draw:layer="layout" svg:width="5.08cm" svg:height="11.153cm" svg:x="5.715cm" svg:y="11.43cm">
          <draw:text-box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usa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1.43cm" svg:x2="5.715cm" svg:y2="22.86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10-05T15:40:29</dc:date>
    <dc:language>en-US</dc:language>
    <meta:editing-cycles>12</meta:editing-cycles>
    <meta:editing-duration>PT1H51M2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